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Hyperlink" style:data-style-name="N0">
      <style:table-cell-properties fo:background-color="transparent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3">
            <text:p><text:a xlink:href="https://www.aliexpress.us/item/3256807740566993.html">https://www.aliexpress.us/item/3256807740566993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, 9mm wid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3">
            <text:p><text:a xlink:href="https://www.aliexpress.us/item/2251832619475189.html">https://www.aliexpress.us/item/2251832619475189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3">
            <text:p><text:a xlink:href="https://www.amazon.com/DACHOO-Circular-Thickness-Materials-21x19x500mm/dp/B0DFPW5SPD?th=1">https://www.amazon.com/DACHOO-Circular-Thickness-Materials-21x19x500mm/dp/B0DFPW5SPD?th=1</text:a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3">
            <text:p><text:a xlink:href="https://odriverobotics.com/shop/odrive-v36">https://odriverobotics.com/shop/odrive-v3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3">
            <text:p><text:a xlink:href="https://www.digikey.com/en/products/detail/ams-osram-usa-inc/AS5047P-ADAPTERBOARD/5452344">https://www.digikey.com/en/products/detail/ams-osram-usa-inc/AS5047P-ADAPTERBOARD/545234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digikey.com/en/products/detail/sparkfun-electronics/20360/16688096">https://www.digikey.com/en/products/detail/sparkfun-electronics/20360/1668809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3">
            <text:p><text:a xlink:href="https://tinkersphere.com/teensy-boards/1195-teensy-lc.html">https://tinkersphere.com/teensy-boards/1195-teensy-lc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 (LOOK LATER)</text:p>
          </table:table-cell>
          <table:table-cell office:value-type="string" table:style-name="ce3">
            <text:p><text:a xlink:href="https://www.ebay.co.uk/itm/153278406120">https://www.ebay.co.uk/itm/153278406120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aliexpress.us/item/3256809268757802.html">https://www.aliexpress.us/item/3256809268757802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 (DIP option)</text:p>
          </table:table-cell>
          <table:table-cell office:value-type="string" table:style-name="ce3">
            <text:p><text:a xlink:href="https://www.aliexpress.us/item/3256806527449638.html">https://www.aliexpress.us/item/3256806527449638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4">
            <text:p><text:a xlink:href="https://www.amazon.com/uxcell-Connector-Mechanical-Equipment-Computers/dp/B07LCMJ9WR">https://www.amazon.com/uxcell-Connector-Mechanical-Equipment-Computers/dp/B07LCMJ9WR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USE THIS FOR MALE AND FEMALE)</text:p>
          </table:table-cell>
          <table:table-cell office:value-type="string" table:style-name="ce3">
            <text:p><text:a xlink:href="https://www.amazon.com/ANMBEST-Connector-Terminal-Breakout-Assortment/dp/B096981S4M/ref=sr_1_4">https://www.amazon.com/ANMBEST-Connector-Terminal-Breakout-Assortment/dp/B096981S4M/ref=sr_1_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liexpress.com/i/2251832663058890.html">https://www.aliexpress.com/i/2251832663058890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3887219995.html">https://www.aliexpress.us/item/325680388721999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9009929615.html">https://www.aliexpress.us/item/325680900992961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mazon.com/SunFounder-Serial-Module-Display-Arduino/dp/B019K5X53O">https://www.amazon.com/SunFounder-Serial-Module-Display-Arduino/dp/B019K5X53O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wireandcableyourway.com/belden-9536-24-awg-6-conductor-shielded-computer-cab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oysticks</text:p>
          </table:table-cell>
          <table:table-cell office:value-type="string" table:style-name="ce1">
            <text:p>3 axis Joysti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r remote<text:s/></text:p>
          </table:table-cell>
          <table:table-cell office:value-type="string" table:style-name="ce1">
            <text:p>https://www.aliexpress.us/item/325680747252418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ggle switches</text:p>
          </table:table-cell>
          <table:table-cell office:value-type="string" table:style-name="ce1">
            <text:p>on/off toggl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or remote<text:s/></text:p>
          </table:table-cell>
          <table:table-cell office:value-type="string" table:style-name="ce1">
            <text:p>https://www.adafruit.com/product/32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ush switches</text:p>
          </table:table-cell>
          <table:table-cell office:value-type="string" table:style-name="ce1">
            <text:p>momentary switch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amazon.com/Momentary-Button-Waterproof-Terminal-Mounting/dp/B07R9TYB8H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turnigy-4000mah-6s-30c-lipo-pack-w-xt90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m/URGENEX-Battery-1000mAh-Rechargeable-Compatible/dp/B0FFBB59TM?th=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amez Bruton</meta:initial-creator>
    <dc:creator>Larkin, Michael</dc:creator>
    <meta:creation-date>2015-06-05T18:17:20Z</meta:creation-date>
    <dc:date>2025-09-09T22:26:35Z</dc:date>
  </office:meta>
</office:document-meta>
</file>